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>
          <draw:text-box>
            <text:p>Test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6-01-09T10:09:44</meta:creation-date>
    <meta:editing-duration>PT38S</meta:editing-duration>
    <meta:editing-cycles>2</meta:editing-cycles>
    <dc:date>2026-01-09T10:10:20</dc:date>
    <meta:document-statistic meta:object-count="25"/>
    <meta:generator>OpenOffice/4.1.16$Unix OpenOffice.org_project/4116m3$Build-9816</meta:generator>
  </office:meta>
</office:document-meta>
</file>